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22pt" fo:font-weight="normal" officeooo:rsid="000ac63c" officeooo:paragraph-rsid="000ac63c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ac63c"/>
    </style:style>
    <style:style style:name="T1" style:family="text">
      <style:text-properties officeooo:rsid="000ac63c"/>
    </style:style>
    <style:style style:name="T2" style:family="text">
      <style:text-properties style:font-name="Bahnschrift SemiBol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Bahnschrift SemiBold" fo:font-size="12pt" fo:font-weight="normal" officeooo:rsid="000ac63c" style:font-size-asian="12pt" style:font-weight-asian="normal" style:font-size-complex="12pt" style:font-weight-complex="normal"/>
    </style:style>
    <style:style style:name="T4" style:family="text">
      <style:text-properties style:font-name="Bahnschrift SemiBold" fo:font-size="12pt" fo:font-weight="normal" officeooo:rsid="000c73f8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020</text:p>
      <text:p text:style-name="P1">Informatyzacja karty obiegowej firmy Gedia</text:p>
      <text:p text:style-name="P2"/>
      <text:p text:style-name="P2"/>
      <text:p text:style-name="P3"/>
      <text:p text:style-name="P3">Założenie projektu: Analiza oraz zinformatyzowanie karty obiegowej firmy Gedia<text:line-break/>Czas realizacji: 16.11.2020. - xx.11.2020.</text:p>
      <text:p text:style-name="P4"><text:span text:style-name="T3">Wykonawcy: Jakub Ostrowski, Szymon Czaykowski, CKZiU „Elektryk”, klasa 4C1TZ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54:50.754000000</meta:creation-date>
    <dc:date>2020-11-17T18:05:42.415000000</dc:date>
    <meta:editing-duration>PT10M51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4" meta:word-count="30" meta:character-count="251" meta:non-whitespace-character-count="225"/>
  </office:meta>
</office:document-meta>
</file>